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, private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53153153153153">
            <text:p>15.32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10/02/2008</text:date>, <text:time>10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10-02T10:10:21</dc:date>
    <meta:editing-cycles>21</meta:editing-cycles>
    <meta:editing-duration>PT56M52S</meta:editing-duration>
    <meta:user-defined meta:name="Info 1"/>
    <meta:user-defined meta:name="Info 2"/>
    <meta:user-defined meta:name="Info 3"/>
    <meta:user-defined meta:name="Info 4"/>
    <meta:document-statistic meta:table-count="3" meta:cell-count="321"/>
  </office:meta>
</office:document-meta>
</file>